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Xcom/Warmachine/Hordes Wave Survival Game</text:p>
      <text:p text:style-name="P2"/>
      <text:p text:style-name="P2">General Game Overview</text:p>
      <text:list xml:id="list8089281730443728635" text:style-name="L1">
        <text:list-item>
          <text:p text:style-name="P4">Game is played on a tiled/grided map 100x100</text:p>
        </text:list-item>
        <text:list-item>
          <text:p text:style-name="P4">player must defend his spaceship for 100 turns to win</text:p>
        </text:list-item>
        <text:list-item>
          <text:p text:style-name="P4">player recruits soldiers to defend his space ship</text:p>
        </text:list-item>
        <text:list-item>
          <text:p text:style-name="P4">player starts the game with a warcaster character and a few basic troops</text:p>
        </text:list-item>
        <text:list-item>
          <text:p text:style-name="P4">enemies spawn in waves, and also periodically/randomly</text:p>
        </text:list-item>
        <text:list-item>
          <text:p text:style-name="P4">every 5 waves, player is offered a 1 of 3 choice to gain a permanent buff or boost to resources</text:p>
        </text:list-item>
      </text:list>
      <text:p text:style-name="P1"/>
      <text:list xml:id="list3610522786311737011" text:style-name="L2">
        <text:list-header>
          <text:p text:style-name="P5"/>
        </text:list-header>
      </text:list>
      <text:p text:style-name="P2">Attacking Mechanics</text:p>
      <text:p text:style-name="P1">Attacking:</text:p>
      <text:list xml:id="list1030280451707995728" text:style-name="L3">
        <text:list-item>
          <text:p text:style-name="P6">All direct attacks are resolved by evaluating the difference between the aim stat of the attacker vs. The defense stat of the target into a percentage</text:p>
        </text:list-item>
        <text:list-item>
          <text:p text:style-name="P6">The base hit % chance of an attack is 50%</text:p>
        </text:list-item>
        <text:list-item>
          <text:p text:style-name="P6">for each 1 point in difference between the aim and defense, the probability of the attack hitting is increased by 1%</text:p>
        </text:list-item>
        <text:list-item>
          <text:p text:style-name="P6">For example</text:p>
          <text:list>
            <text:list-item>
              <text:p text:style-name="P6">An attacker with an aim of 30 attacking a target with a defense of 30 would have a 50% chance to hit</text:p>
            </text:list-item>
            <text:list-item>
              <text:p text:style-name="P6">An attacker with an aim of 70 attacking <text:s/>a target with a defense of 40 would have 80% chance to hit.</text:p>
            </text:list-item>
          </text:list>
        </text:list-item>
      </text:list>
      <text:list xml:id="list6552567761204855152" text:style-name="L4">
        <text:list-item>
          <text:p text:style-name="P7">Indirect attacks (grenades, area targetting abilities, etc) do no consider aim or defense. The attacker targets a tile and the effect occurs at that location)</text:p>
        </text:list-item>
      </text:list>
      <text:p text:style-name="P1">Cover:</text:p>
      <text:list xml:id="list8466933269039011865" text:style-name="L5">
        <text:list-item>
          <text:p text:style-name="P8">Similar system to xcom2</text:p>
        </text:list-item>
        <text:list-item>
          <text:p text:style-name="P8">There a two types of cover: light cover and heavy cover</text:p>
        </text:list-item>
        <text:list-item>
          <text:p text:style-name="P8">Half cover provides a +20 defense bonus, full cover provides +40</text:p>
        </text:list-item>
        <text:list-item>
          <text:p text:style-name="P8">A character is considered to be in cover when </text:p>
          <text:list>
            <text:list-item>
              <text:p text:style-name="P8"><text:soft-page-break/>it is adjacent to an object/tile that provides cover AND</text:p>
            </text:list-item>
            <text:list-item>
              <text:p text:style-name="P8">the object/tile that provides cover is inbetween the attacker and target </text:p>
            </text:list-item>
          </text:list>
        </text:list-item>
      </text:list>
      <text:p text:style-name="P1">LoS Rules + Ideas</text:p>
      <text:p text:style-name="P1">Rules and exceptions</text:p>
      <text:p text:style-name="P1">Rule 1: A tile at a particular directional bearing blocks LoS to all tiles behind it <text:s/>in that same directional bearing. E.g. If a an obstruction is to the north west of an attacker, then or tiles north west of that obtruction are hidden from LoS</text:p>
      <text:p text:style-name="P1">Exceptions to rule 1: the very first tile behind an obstruction can be seen, but the following tiles after it cannot be seen. This allows characters to target each other from covering positions</text:p>
      <text:p text:style-name="P1"/>
      <text:p text:style-name="P1">Rule 2: An individual obstruction never blocks LoS on its own. LoS blocking only occurs when two obstructions are adjacent. In this event, each obstruction block LoS to the tiles on its directional bearing from the attacker.</text:p>
      <text:p text:style-name="P1"/>
      <text:p text:style-name="P2">Characters</text:p>
      <text:p text:style-name="P1">Character Stats:</text:p>
      <text:list xml:id="list43662406" text:continue-list="list3610522786311737011" text:style-name="L2">
        <text:list-item>
          <text:p text:style-name="P5">Mobility: How many tiles a character can move with a move action</text:p>
        </text:list-item>
        <text:list-item>
          <text:p text:style-name="P5">Aim: the accuracy of the characters attacks</text:p>
        </text:list-item>
        <text:list-item>
          <text:p text:style-name="P5">Defense: the capacity of a character to avoid attacks and damage</text:p>
        </text:list-item>
        <text:list-item>
          <text:p text:style-name="P5">Energy: The amount of action points gained each turn</text:p>
        </text:list-item>
        <text:list-item>
          <text:p text:style-name="P5">Health: how much damage a character can take before it dies</text:p>
        </text:list-item>
        <text:list-item>
          <text:p text:style-name="P5">Morale: A characters capacity to resist terror effects and flee.</text:p>
        </text:list-item>
        <text:list-item>
          <text:p text:style-name="P5">Resource Cost: How much gold, steel, wood etc this troop costs to recruit</text:p>
        </text:list-item>
        <text:list-item>
          <text:p text:style-name="P5">Points: How many troop points this character costs (the player has a max of 20 troop points)</text:p>
        </text:list-item>
      </text:list>
      <text:p text:style-name="P3">Defenders:</text:p>
      <text:p text:style-name="P1">Rifleman</text:p>
      <text:list xml:id="list694936327467999024" text:style-name="L6">
        <text:list-item>
          <text:p text:style-name="P9">Stats</text:p>
          <text:list>
            <text:list-item>
              <text:p text:style-name="P9">Mobility 5, Aim 50, Defense 50</text:p>
            </text:list-item>
            <text:list-item>
              <text:p text:style-name="P9">Resource Cost: </text:p>
            </text:list-item>
            <text:list-item>
              <text:p text:style-name="P9">Troop capacity cost: 2</text:p>
            </text:list-item>
            <text:list-item>
              <text:p text:style-name="P9"><text:soft-page-break/>Weapon: Assault Rifle, Knife</text:p>
            </text:list-item>
          </text:list>
        </text:list-item>
      </text:list>
      <text:list xml:id="list559772145747295654" text:style-name="L7">
        <text:list-item>
          <text:p text:style-name="P10">Abilities</text:p>
          <text:list>
            <text:list-item>
              <text:p text:style-name="P10">Shoot</text:p>
            </text:list-item>
            <text:list-item>
              <text:p text:style-name="P10">Move</text:p>
            </text:list-item>
            <text:list-item>
              <text:p text:style-name="P10">Dig in: AP 2, CD 1. Gain 'Entrenched' (+10 aim, +10 defense. Movement cancels this)</text:p>
            </text:list-item>
            <text:list-item>
              <text:p text:style-name="P10">Frag grenade: AP 3, CD 5, Range 8: Deal low damage to all enemies in a 3x3 area</text:p>
            </text:list-item>
            <text:list-item>
              <text:p text:style-name="P10">Overwatch</text:p>
            </text:list-item>
            <text:list-item>
              <text:p text:style-name="P10">Passive <text:s/>Ideas</text:p>
              <text:list>
                <text:list-item>
                  <text:p text:style-name="P10">On turn start, if theis character is entrenched, it gains +2AP</text:p>
                </text:list-item>
                <text:list-item>
                  <text:p text:style-name="P10">Watchful: This character gains +20 aim on overwatch shots</text:p>
                </text:list-item>
                <text:list-item>
                  <text:p text:style-name="P10">Tactical: On turn end, if this character is adjacent to an ally, it gains Overwatch</text:p>
                </text:list-item>
              </text:list>
            </text:list-item>
          </text:list>
        </text:list-item>
      </text:list>
      <text:p text:style-name="P1">Heavy Gunner:</text:p>
      <text:list xml:id="list43654586" text:continue-list="list694936327467999024" text:style-name="L6">
        <text:list-item>
          <text:p text:style-name="P9">Stats</text:p>
          <text:list>
            <text:list-item>
              <text:p text:style-name="P9">Mobility 5, Aim 50, Defense 50</text:p>
            </text:list-item>
            <text:list-item>
              <text:p text:style-name="P9">Resource Cost: </text:p>
            </text:list-item>
            <text:list-item>
              <text:p text:style-name="P9">Troop capacity cost: 3</text:p>
            </text:list-item>
            <text:list-item>
              <text:p text:style-name="P9">Weapon: Gattling Gun, Knife</text:p>
            </text:list-item>
          </text:list>
        </text:list-item>
      </text:list>
      <text:list xml:id="list5913602785905594116" text:style-name="L8">
        <text:list-item>
          <text:p text:style-name="P11">Abilities</text:p>
          <text:list>
            <text:list-item>
              <text:p text:style-name="P11">Shoot</text:p>
            </text:list-item>
            <text:list-item>
              <text:p text:style-name="P11">Move</text:p>
            </text:list-item>
            <text:list-item>
              <text:p text:style-name="P11">Overwatch</text:p>
            </text:list-item>
            <text:list-item>
              <text:p text:style-name="P11">Dig in</text:p>
            </text:list-item>
            <text:list-item>
              <text:p text:style-name="P11">Area Supression (AP 3, CD 5, Weapon Range): Apply Pinned to all enemies in a 5x5 area</text:p>
            </text:list-item>
            <text:list-item>
              <text:p text:style-name="P11">Passive Heavy Weapon</text:p>
            </text:list-item>
            <text:list-item>
              <text:p text:style-name="P11">passive Rapid Fire</text:p>
            </text:list-item>
          </text:list>
        </text:list-item>
      </text:list>
      <text:p text:style-name="P1">Ranger</text:p>
      <text:list xml:id="list43645399" text:continue-list="list43654586" text:style-name="L6">
        <text:list-item>
          <text:p text:style-name="P9">Stats</text:p>
          <text:list>
            <text:list-item>
              <text:p text:style-name="P9">Mobility 5, Aim 50, Defense 50</text:p>
            </text:list-item>
            <text:list-item>
              <text:p text:style-name="P9"><text:soft-page-break/>Resource Cost: </text:p>
            </text:list-item>
            <text:list-item>
              <text:p text:style-name="P9">Troop capacity cost: 3</text:p>
            </text:list-item>
            <text:list-item>
              <text:p text:style-name="P9">Weapon: Shotgun, Machete</text:p>
            </text:list-item>
          </text:list>
        </text:list-item>
      </text:list>
      <text:list xml:id="list7360496650465608315" text:style-name="L9">
        <text:list-item>
          <text:p text:style-name="P12">Abilities</text:p>
          <text:list>
            <text:list-item>
              <text:p text:style-name="P12">move</text:p>
            </text:list-item>
            <text:list-item>
              <text:p text:style-name="P12">Shoot</text:p>
            </text:list-item>
            <text:list-item>
              <text:p text:style-name="P12">Dig in</text:p>
            </text:list-item>
            <text:list-item>
              <text:p text:style-name="P12">Charge</text:p>
            </text:list-item>
            <text:list-item>
              <text:p text:style-name="P12">Dash: Move to a location within 3 tiles (0AP, CD 5)</text:p>
            </text:list-item>
            <text:list-item>
              <text:p text:style-name="P12">Momentum: Whenever this character kills an enemy, it gains +2 AP.</text:p>
            </text:list-item>
          </text:list>
        </text:list-item>
      </text:list>
      <text:p text:style-name="P1">Marksman</text:p>
      <text:list xml:id="list43659670" text:continue-list="list43645399" text:style-name="L6">
        <text:list-item>
          <text:p text:style-name="P9">Stats</text:p>
          <text:list>
            <text:list-item>
              <text:p text:style-name="P9">Mobility 5, Aim 50, Defense 50</text:p>
            </text:list-item>
            <text:list-item>
              <text:p text:style-name="P9">Resource Cost: </text:p>
            </text:list-item>
            <text:list-item>
              <text:p text:style-name="P9">Troop capacity cost: 3</text:p>
            </text:list-item>
            <text:list-item>
              <text:p text:style-name="P9">Weapon: Sniper Rifle</text:p>
            </text:list-item>
          </text:list>
        </text:list-item>
      </text:list>
      <text:list xml:id="list5057635078815484305" text:style-name="L10">
        <text:list-item>
          <text:p text:style-name="P13">Abilities</text:p>
          <text:list>
            <text:list-item>
              <text:p text:style-name="P13">Shoot</text:p>
            </text:list-item>
            <text:list-item>
              <text:p text:style-name="P13">Move</text:p>
            </text:list-item>
            <text:list-item>
              <text:p text:style-name="P13">Dig in</text:p>
            </text:list-item>
            <text:list-item>
              <text:p text:style-name="P13">Overwatch</text:p>
            </text:list-item>
            <text:list-item>
              <text:p text:style-name="P13">Dead Eye</text:p>
            </text:list-item>
            <text:list-item>
              <text:p text:style-name="P13">Passive: Heavy Weapon</text:p>
            </text:list-item>
            <text:list-item>
              <text:p text:style-name="P13">Passive: True Sight: This character ignores stealth and camoflage when attacking</text:p>
            </text:list-item>
          </text:list>
        </text:list-item>
      </text:list>
      <text:p text:style-name="P1">Radio Man</text:p>
      <text:list xml:id="list43646419" text:continue-list="list43659670" text:style-name="L6">
        <text:list-item>
          <text:p text:style-name="P9">Stats</text:p>
          <text:list>
            <text:list-item>
              <text:p text:style-name="P9">Mobility 5, Aim 50, Defense 50</text:p>
            </text:list-item>
            <text:list-item>
              <text:p text:style-name="P9">Resource Cost: </text:p>
            </text:list-item>
            <text:list-item>
              <text:p text:style-name="P9"><text:soft-page-break/>Troop capacity cost: 4</text:p>
            </text:list-item>
            <text:list-item>
              <text:p text:style-name="P9">Weapon: Sniper Rifle</text:p>
            </text:list-item>
          </text:list>
        </text:list-item>
      </text:list>
      <text:list xml:id="list1038671190673323876" text:style-name="L11">
        <text:list-item>
          <text:p text:style-name="P14">Abilities</text:p>
          <text:list>
            <text:list-item>
              <text:p text:style-name="P14">Shoot</text:p>
            </text:list-item>
            <text:list-item>
              <text:p text:style-name="P14">Dig in</text:p>
            </text:list-item>
            <text:list-item>
              <text:p text:style-name="P14">Flare</text:p>
            </text:list-item>
            <text:list-item>
              <text:p text:style-name="P14">Orbital Strike</text:p>
            </text:list-item>
          </text:list>
        </text:list-item>
      </text:list>
      <text:p text:style-name="P1">Gather Bot</text:p>
      <text:list xml:id="list7902366914961457552" text:style-name="L12">
        <text:list-item>
          <text:p text:style-name="P15">Abilities</text:p>
          <text:list>
            <text:list-item>
              <text:p text:style-name="P15">Mine Gold (Deal 5 damage to an adjacent gold node. Gain +10 gold)</text:p>
            </text:list-item>
            <text:list-item>
              <text:p text:style-name="P15">Mine Steel(Deal 5 damage to an adjacent steel node. Gain +10 steel)</text:p>
            </text:list-item>
            <text:list-item>
              <text:p text:style-name="P15">Chop Wood (Deal 5 damage to an adjacent tree. Gain +10 wood)</text:p>
            </text:list-item>
            <text:list-item>
              <text:p text:style-name="P15">Move</text:p>
            </text:list-item>
          </text:list>
        </text:list-item>
      </text:list>
      <text:p text:style-name="P2">Enemies</text:p>
      <text:p text:style-name="P3">Brooding Species (Health 5, Aim 50, defense 30, mobility 4. Passive: Volatile)</text:p>
      <text:p text:style-name="P1">Ai logic + tendencies: Low intelligence. Chooses target based on what is closest. Does not consider cover when attacking allies, picking approach paths, or optimal attacking positions. Does not work together with allies well.</text:p>
      <text:p text:style-name="P1">Broodling Charger</text:p>
      <text:list xml:id="list4145897802657475841" text:style-name="L13">
        <text:list-item>
          <text:p text:style-name="P16">Stats</text:p>
          <text:list>
            <text:list-item>
              <text:p text:style-name="P16">Mobility 4, Aim 50, Defense 30</text:p>
            </text:list-item>
            <text:list-item>
              <text:p text:style-name="P16">Health: 5</text:p>
            </text:list-item>
            <text:list-item>
              <text:p text:style-name="P16">Weapons: Bone Nails</text:p>
            </text:list-item>
          </text:list>
        </text:list-item>
        <text:list-item>
          <text:p text:style-name="P16">Abilities</text:p>
          <text:list>
            <text:list-item>
              <text:p text:style-name="P16">Move </text:p>
            </text:list-item>
            <text:list-item>
              <text:p text:style-name="P16">Strike</text:p>
            </text:list-item>
          </text:list>
        </text:list-item>
      </text:list>
      <text:p text:style-name="P1"/>
      <text:p text:style-name="P1">Broodling Gunner</text:p>
      <text:list xml:id="list43644836" text:continue-numbering="true" text:style-name="L13">
        <text:list-item>
          <text:p text:style-name="P16">Stats</text:p>
          <text:list>
            <text:list-item>
              <text:p text:style-name="P16"><text:soft-page-break/>Mobility 4, Aim 50, Defense 30</text:p>
            </text:list-item>
            <text:list-item>
              <text:p text:style-name="P16">Health: 5</text:p>
            </text:list-item>
            <text:list-item>
              <text:p text:style-name="P16">Bone Nails + Spike Rifle</text:p>
            </text:list-item>
          </text:list>
        </text:list-item>
        <text:list-item>
          <text:p text:style-name="P16">Abilities</text:p>
          <text:list>
            <text:list-item>
              <text:p text:style-name="P16">Move </text:p>
            </text:list-item>
            <text:list-item>
              <text:p text:style-name="P16">Strike</text:p>
            </text:list-item>
            <text:list-item>
              <text:p text:style-name="P16">Shoot</text:p>
            </text:list-item>
          </text:list>
        </text:list-item>
      </text:list>
      <text:list xml:id="list5068431897802436703" text:style-name="L14">
        <text:list-item>
          <text:p text:style-name="P17">Broodling Bomber</text:p>
        </text:list-item>
      </text:list>
      <text:list xml:id="list877028544499380179" text:style-name="L15">
        <text:list-item>
          <text:p text:style-name="P18">Move</text:p>
        </text:list-item>
        <text:list-item>
          <text:p text:style-name="P18">Sacrifice (deal 5 damage to all enemies in a 5x5 area)</text:p>
        </text:list-item>
        <text:list-item>
          <text:p text:style-name="P18">Ai Logic: will move towards the nearest ally. Once within range, detonates</text:p>
          <text:p text:style-name="P18"/>
        </text:list-item>
      </text:list>
      <text:list xml:id="list7232145254038717933" text:style-name="L16">
        <text:list-item>
          <text:p text:style-name="P19">Brooding Spitter</text:p>
        </text:list-item>
      </text:list>
      <text:list xml:id="list43647961" text:continue-list="list877028544499380179" text:style-name="L15">
        <text:list-item>
          <text:p text:style-name="P18">Move</text:p>
        </text:list-item>
        <text:list-item>
          <text:p text:style-name="P18">Sacrifice (deal 5 damage to all enemies in a 5x5 area)</text:p>
        </text:list-item>
        <text:list-item>
          <text:p text:style-name="P18">Ai Logic: will move towards the nearest ally. Once within range, detonates</text:p>
        </text:list-item>
      </text:list>
      <text:p text:style-name="P1"/>
      <text:p text:style-name="P3">Hive Species (mobility 5, health 12, Defense 50, Aim 50. Passive: Regeneration 2)</text:p>
      <text:p text:style-name="P1">Ai Logic: moderately intelligent. Chooses target based on what is closest. Attempts to advance in cover when out of range of attacks. Considers if a defenders cover can be negated by moving around it before attacking, actively looking for flanking positions.</text:p>
      <text:list xml:id="list6360425419663805418" text:style-name="L17">
        <text:list-item>
          <text:p text:style-name="P20">Hive Gunner</text:p>
          <text:list>
            <text:list-item>
              <text:p text:style-name="P20">slightly better weapon then broodling gunner, but same abilities</text:p>
            </text:list-item>
            <text:list-item>
              <text:p text:style-name="P20">Abilities</text:p>
              <text:list>
                <text:list-item>
                  <text:p text:style-name="P20">Move</text:p>
                </text:list-item>
                <text:list-item>
                  <text:p text:style-name="P20">Strike</text:p>
                </text:list-item>
                <text:list-item>
                  <text:p text:style-name="P20">Shoot</text:p>
                </text:list-item>
              </text:list>
            </text:list-item>
            <text:list-item>
              <text:p text:style-name="P20">Weapons</text:p>
              <text:list>
                <text:list-item>
                  <text:p text:style-name="P20">Bone Rifle</text:p>
                </text:list-item>
                <text:list-item>
                  <text:p text:style-name="P20"><text:soft-page-break/>Bone Nails</text:p>
                </text:list-item>
              </text:list>
            </text:list-item>
          </text:list>
        </text:list-item>
        <text:list-item>
          <text:p text:style-name="P20">Hive Charger</text:p>
          <text:list>
            <text:list-item>
              <text:p text:style-name="P20">Abiltiies</text:p>
              <text:list>
                <text:list-item>
                  <text:p text:style-name="P20">Move</text:p>
                </text:list-item>
                <text:list-item>
                  <text:p text:style-name="P20">Strike</text:p>
                </text:list-item>
                <text:list-item>
                  <text:p text:style-name="P20">Charge</text:p>
                </text:list-item>
              </text:list>
            </text:list-item>
            <text:list-item>
              <text:p text:style-name="P20">Weapons</text:p>
              <text:list>
                <text:list-item>
                  <text:p text:style-name="P20">Bone Claws</text:p>
                </text:list-item>
              </text:list>
            </text:list-item>
          </text:list>
        </text:list-item>
        <text:list-item>
          <text:p text:style-name="P20">Hive Chameleon</text:p>
          <text:list>
            <text:list-item>
              <text:p text:style-name="P20">passive stealth</text:p>
            </text:list-item>
            <text:list-item>
              <text:p text:style-name="P20">Weapons</text:p>
              <text:list>
                <text:list-item>
                  <text:p text:style-name="P20">Bone Claws</text:p>
                </text:list-item>
              </text:list>
            </text:list-item>
          </text:list>
        </text:list-item>
        <text:list-item>
          <text:p text:style-name="P20">Hive Spitter</text:p>
          <text:list>
            <text:list-item>
              <text:p text:style-name="P20">Acid Spit: Deal 3 damage to all enemies in a 3x3 area</text:p>
            </text:list-item>
            <text:list-item>
              <text:p text:style-name="P20">Abilities</text:p>
              <text:list>
                <text:list-item>
                  <text:p text:style-name="P20">Move</text:p>
                </text:list-item>
                <text:list-item>
                  <text:p text:style-name="P20">Strike</text:p>
                </text:list-item>
                <text:list-item>
                  <text:p text:style-name="P20">Acid Spit</text:p>
                </text:list-item>
              </text:list>
            </text:list-item>
            <text:list-item>
              <text:p text:style-name="P20">Weapons</text:p>
              <text:list>
                <text:list-item>
                  <text:p text:style-name="P20">Bone Nails</text:p>
                </text:list-item>
              </text:list>
            </text:list-item>
          </text:list>
        </text:list-item>
      </text:list>
      <text:p text:style-name="P1"/>
      <text:p text:style-name="P1">Potential Enemy Ideas</text:p>
      <text:list xml:id="list3321778797591005016" text:style-name="L18">
        <text:list-item>
          <text:p text:style-name="P21">Brood mother: Slow moving queen type alien. Produces more hive aliens</text:p>
          <text:list>
            <text:list-item>
              <text:p text:style-name="P21">Passive trait: at the end of turn, spawn a hive charge on an adjacent tile</text:p>
            </text:list-item>
            <text:list-item>
              <text:p text:style-name="P21">ability Mucus artilery: Deal 3 damage to all enemies in a 3x3 area. Long range</text:p>
            </text:list-item>
          </text:list>
        </text:list-item>
      </text:list>
      <text:list xml:id="list4059379538429550591" text:style-name="L19">
        <text:list-item>
          <text:p text:style-name="P22">Alien Egg: 1hp. Does nothing. After 2 turns, it hatches into a hive charger</text:p>
          <text:list>
            <text:list-item>
              <text:p text:style-name="P22">brood mother could create eggs instead of just creating hive chargers</text:p>
            </text:list-item>
          </text:list>
        </text:list-item>
      </text:list>
      <text:list xml:id="list1967037930949449262" text:style-name="L20">
        <text:list-item>
          <text:p text:style-name="P23">An alien group that is the 2<text:span text:style-name="T1">nd</text:span> generation of evolution from the broodling species</text:p>
          <text:list>
            <text:list-item>
              <text:p text:style-name="P23"><text:soft-page-break/>similar to the hive species in their types, but smarter, faster, more hp, higher aim and defense</text:p>
            </text:list-item>
            <text:list-item>
              <text:p text:style-name="P23">Hive? Brute? </text:p>
            </text:list-item>
            <text:list-item>
              <text:p text:style-name="P23">Hive Spitter</text:p>
            </text:list-item>
            <text:list-item>
              <text:p text:style-name="P23">Hive Charge</text:p>
            </text:list-item>
            <text:list-item>
              <text:p text:style-name="P23">Hive Chameleon</text:p>
            </text:list-item>
          </text:list>
        </text:list-item>
        <text:list-item>
          <text:p text:style-name="P23">An alien group that is the 3<text:span text:style-name="T1">rd</text:span> <text:s/>generation of evolution from the broodling species</text:p>
        </text:list-item>
      </text:list>
      <text:list xml:id="list4612404605218657500" text:style-name="L21">
        <text:list-item>
          <text:p text:style-name="P24">An alien that evolved to have wings and can fly: can move over and through water, rock wallks, trees etc</text:p>
        </text:list-item>
        <text:list-item>
          <text:p text:style-name="P24">Unique aliens / species / elites / bosses ideas</text:p>
          <text:list>
            <text:list-item>
              <text:p text:style-name="P24">Rake: Stealth melee fighter, moves fast and deals high damage.</text:p>
            </text:list-item>
            <text:list-item>
              <text:p text:style-name="P24">Winged Hive Terror: A hive alien that evolved to have wings and can fly: can move over and through water, rock wallks, trees etc</text:p>
            </text:list-item>
          </text:list>
        </text:list-item>
      </text:list>
      <text:p text:style-name="P2">Weapons</text:p>
      <text:p text:style-name="P2"/>
      <text:p text:style-name="P3">Weapons Overview</text:p>
      <text:list xml:id="list4396703840561225677" text:style-name="L22">
        <text:list-item>
          <text:p text:style-name="P25">All characters carry either a ranged weapon, a melee weapon, or both</text:p>
        </text:list-item>
        <text:list-item>
          <text:p text:style-name="P25">Weapons effect the properties of certain attacks, for example</text:p>
          <text:list>
            <text:list-item>
              <text:p text:style-name="P25">all characters have the ability 'Shoot'</text:p>
            </text:list-item>
            <text:list-item>
              <text:p text:style-name="P25">the range and damage of the 'Shoot' ability is dictated by the stats of the shooter's weapon</text:p>
            </text:list-item>
            <text:list-item>
              <text:p text:style-name="P25">some weapons add bonus effects (apply poison, ignore armor, etc)</text:p>
            </text:list-item>
            <text:list-item>
              <text:p text:style-name="P25">weapons also have three range properties: max range, minimum range, ideal range</text:p>
            </text:list-item>
            <text:list-item>
              <text:p text:style-name="P25">if an attack is made outside of the range of its max or min range, the attack cannot occur</text:p>
            </text:list-item>
            <text:list-item>
              <text:p text:style-name="P25">if an attack is made outside of its ideal range, it suffers an aim penalty, E.G.</text:p>
              <text:list>
                <text:list-item>
                  <text:p text:style-name="P25">A shotgun attack has a max range of 15, but an ideal range of 10, if the attack is made at a range between 11-15, the attack suffers an aim penalty</text:p>
                </text:list-item>
              </text:list>
            </text:list-item>
          </text:list>
        </text:list-item>
      </text:list>
      <text:p text:style-name="P3">Weapons Stats</text:p>
      <text:list xml:id="list4174849927728228614" text:style-name="L23">
        <text:list-item>
          <text:p text:style-name="P26">Maximum range: Target must be within the max range to be targetted</text:p>
        </text:list-item>
        <text:list-item>
          <text:p text:style-name="P26">Minimum Range: target must be further away then the minimum range to be targeted</text:p>
        </text:list-item>
        <text:list-item>
          <text:p text:style-name="P26">Minimum Damage: The lowest amount of damage this weapon can deal</text:p>
        </text:list-item>
        <text:list-item>
          <text:p text:style-name="P26"><text:soft-page-break/>Maximum Damage: The maximum amount of damage this weapon can deal</text:p>
        </text:list-item>
        <text:list-item>
          <text:p text:style-name="P26">Ammo capacity: Amount of shots the weapon can make before its user must reload it</text:p>
        </text:list-item>
        <text:list-item>
          <text:p text:style-name="P26"/>
        </text:list-item>
      </text:list>
      <text:p text:style-name="P2">Ability and Passive Traits List</text:p>
      <text:p text:style-name="P1">Abilities</text:p>
      <text:list xml:id="list4144751096194460680" text:style-name="L24">
        <text:list-item>
          <text:p text:style-name="P27">Shoot (AP 2, CD 0): Fire at a target with your ranged weapon</text:p>
        </text:list-item>
        <text:list-item>
          <text:p text:style-name="P27">Over watch(Ap 2, CD 3): The next time an enemy moves within your range, take a reaction shot against them. Lasts 1 turn.</text:p>
        </text:list-item>
        <text:list-item>
          <text:p text:style-name="P27">Reload(AP 1: CD 1): Set you current ammo to max.</text:p>
        </text:list-item>
        <text:list-item>
          <text:p text:style-name="P27">Strike(AP 2, CD 0): Attack a target with your melee weapon</text:p>
        </text:list-item>
        <text:list-item>
          <text:p text:style-name="P27">Frag Grenade (AP 3, CD 4, Range 8): Deal damage to all enemies in a 3x3 area</text:p>
        </text:list-item>
        <text:list-item>
          <text:p text:style-name="P27">Dig in (AP 2, CD 3) Gain 'Entrenched' (+10 aim, +10 defense. Unable to move)</text:p>
        </text:list-item>
        <text:list-item>
          <text:p text:style-name="P27">Charge (AP 3, CD 3, Range 5). Charge into melee range with a target and perform a melee attack against them.</text:p>
        </text:list-item>
        <text:list-item>
          <text:p text:style-name="P27">Suppresion(AP 3, CD 4): For one turn, whenever an enemy moves inside your weapons range, take a reaction shot against them.</text:p>
        </text:list-item>
        <text:list-item>
          <text:p text:style-name="P27">Spray and Pray(Ap 3, CD 5): Fire at an enemy until your run out of ammo</text:p>
        </text:list-item>
        <text:list-item>
          <text:p text:style-name="P27">Spray and Pray(AP 3, CD 3, Weapon Range): Fire at a random enemy within your weapons range and LoS 3 times.</text:p>
        </text:list-item>
        <text:list-item>
          <text:p text:style-name="P27">Dead Eye(AP 1, CD 5): Your next shot fired this turn gains +50 aim.</text:p>
        </text:list-item>
        <text:list-item>
          <text:p text:style-name="P27">Orbital Strike: AP 3, CD 4, Range: infinite) Deal low damage to all characters in a 3x3 area.</text:p>
        </text:list-item>
        <text:list-item>
          <text:p text:style-name="P27">Flare (AP 3, CD 4, range 20): Illuminate a 5x5 area for 1 turn. Characters within the area do not benefit from camoflage, stealth, or cover or night time fog.</text:p>
        </text:list-item>
        <text:list-item>
          <text:p text:style-name="P27">Area Supression (AP 3, CD 5, Weapon Range): Apply Pinned to all enemies in a 5x5 area</text:p>
        </text:list-item>
      </text:list>
      <text:p text:style-name="P1"/>
      <text:p text:style-name="P1">Passives</text:p>
      <text:list xml:id="list5720244802733720236" text:style-name="L25">
        <text:list-item>
          <text:p text:style-name="P28">Entrenched: +10 aim, +10 defense. Any movement will cancel this effect</text:p>
        </text:list-item>
        <text:list-item>
          <text:p text:style-name="P28">Camoflage: Cannot be target by attacks further then 5 tiles away. Attacking or taking damage removes this effect</text:p>
        </text:list-item>
        <text:list-item>
          <text:p text:style-name="P28">Stealth: Cannot be target by attacks further then 5 tiles away. </text:p>
        </text:list-item>
        <text:list-item>
          <text:p text:style-name="P28">Pinned: -10 Aim. Unable to move.</text:p>
        </text:list-item>
        <text:list-item>
          <text:p text:style-name="P28"><text:soft-page-break/>Suppresor: When this characters shoots at a target, it applies pinned.</text:p>
        </text:list-item>
        <text:list-item>
          <text:p text:style-name="P28">Winged: This character ignores immovable tiles and objects when pathing</text:p>
        </text:list-item>
        <text:list-item>
          <text:p text:style-name="P28">Terrorfying: On turn end, enemies within 5 of this character must pass a morale check or panic</text:p>
        </text:list-item>
        <text:list-item>
          <text:p text:style-name="P28">True Sight: This character ignores stealth and camoflage when attacking</text:p>
        </text:list-item>
        <text:list-item>
          <text:p text:style-name="P28">Heavy Weapon: This character cannot perform ranged abilities unless entrenched.</text:p>
        </text:list-item>
        <text:list-item>
          <text:p text:style-name="P28">Rapid Fire: The first time this character uses 'Shoot' each turn, it costs 0 AP</text:p>
        </text:list-item>
      </text:list>
      <text:p text:style-name="P2"/>
      <text:p text:style-name="P2">Buildings, Deployables and Constructs</text:p>
      <text:p text:style-name="P2"/>
      <text:p text:style-name="P2">World, Tiles and World Objects</text:p>
      <text:p text:style-name="P3">Tile Overview</text:p>
      <text:p text:style-name="P1">Tile types</text:p>
      <text:list xml:id="list2130726829463723259" text:style-name="L26">
        <text:list-item>
          <text:p text:style-name="P29">Dirt: Can be moved through, occupied and built upon.</text:p>
        </text:list-item>
        <text:list-item>
          <text:p text:style-name="P29">Grass: Can be moved through, occupied, and built upon. If a character ends its turn on a grass tile, it gains camoflage</text:p>
        </text:list-item>
        <text:list-item>
          <text:p text:style-name="P29">Shallow water: Cant be built upon. Moving through water halfs your travel speed.</text:p>
        </text:list-item>
        <text:list-item>
          <text:p text:style-name="P29">Deep water: Cant be moved over, occupied, or built upon.</text:p>
        </text:list-item>
      </text:list>
      <text:p text:style-name="P3">World Objects Overview</text:p>
      <text:p text:style-name="P1">World Object properties</text:p>
      <text:list xml:id="list1892904594629330554" text:style-name="L27">
        <text:list-item>
          <text:p text:style-name="P30">Health: The amount of damage this object takes before it is destroyed</text:p>
        </text:list-item>
        <text:list-item>
          <text:p text:style-name="P30">Blocks LoS: Whether or not the object blocks line of sight </text:p>
        </text:list-item>
        <text:list-item>
          <text:p text:style-name="P30">Prevents occupation: Whether or not this object prevents characters from standing on its tile</text:p>
        </text:list-item>
        <text:list-item>
          <text:p text:style-name="P30">prevents movement through: Whether or not this object prevents a character from moving through it.</text:p>
        </text:list-item>
      </text:list>
      <text:p text:style-name="P1">World Object Types</text:p>
      <text:list xml:id="list3644269069415338135" text:style-name="L28">
        <text:list-item>
          <text:p text:style-name="P31">Gold Node</text:p>
        </text:list-item>
        <text:list-item>
          <text:p text:style-name="P31">Steel Node</text:p>
        </text:list-item>
        <text:list-item>
          <text:p text:style-name="P31">Tree</text:p>
        </text:list-item>
        <text:list-item>
          <text:p text:style-name="P31">Rock</text:p>
        </text:list-item>
        <text:list-item>
          <text:p text:style-name="P31"><text:soft-page-break/>Rubble</text:p>
        </text:list-item>
      </text:list>
      <text:p text:style-name="P1">Construct Object Types</text:p>
      <text:list xml:id="list5527573493171455302" text:style-name="L29">
        <text:list-item>
          <text:p text:style-name="P32">Steel Walls</text:p>
        </text:list-item>
        <text:list-item>
          <text:p text:style-name="P32">Sandbags</text:p>
        </text:list-item>
        <text:list-item>
          <text:p text:style-name="P32">Barbed Wire</text:p>
        </text:list-item>
        <text:list-item>
          <text:p text:style-name="P32">Auto turret</text:p>
        </text:list-item>
        <text:list-item>
          <text:p text:style-name="P32">mines</text:p>
        </text:list-item>
        <text:list-item>
          <text:p text:style-name="P32"/>
        </text:list-item>
      </text:list>
      <text:p text:style-name="P1"/>
      <text:p text:style-name="P2">Loot Boxes and Loot Events</text:p>
      <text:p text:style-name="P1">Loot boxes</text:p>
      <text:list xml:id="list1947002655050198223" text:style-name="L30">
        <text:list-item>
          <text:p text:style-name="P33">Every 2 turns or so, a loot box is spawned on the map</text:p>
        </text:list-item>
        <text:list-item>
          <text:p text:style-name="P33">When opened, the loot box offers the character a reward depending on the box</text:p>
        </text:list-item>
        <text:list-item>
          <text:p text:style-name="P33">Box reward ideas</text:p>
          <text:list>
            <text:list-item>
              <text:p text:style-name="P33">Gain 5 gold</text:p>
            </text:list-item>
            <text:list-item>
              <text:p text:style-name="P33">+2 max troop count</text:p>
            </text:list-item>
            <text:list-item>
              <text:p text:style-name="P33">all defenders recover 5 hp</text:p>
            </text:list-item>
            <text:list-item>
              <text:p text:style-name="P33">Gain a consumable</text:p>
            </text:list-item>
            <text:list-item>
              <text:p text:style-name="P33">Heal spaceship to full HP</text:p>
            </text:list-item>
            <text:list-item>
              <text:p text:style-name="P33">Increase spaceship deployment zone by 2</text:p>
            </text:list-item>
            <text:list-item>
              <text:p text:style-name="P33"/>
            </text:list-item>
          </text:list>
        </text:list-item>
      </text:list>
      <text:list xml:id="list2764908248541084805" text:style-name="L31">
        <text:list-item>
          <text:p text:style-name="P34">Loot boxes <text:s/>must be collected within 3 turns or they are destroyed</text:p>
          <text:list>
            <text:list-item>
              <text:p text:style-name="P34">loot boxes and their timers will hopefully force the player to venture out into the level, expand their perimeter, and prevent them from turtling</text:p>
            </text:list-item>
          </text:list>
        </text:list-item>
      </text:list>
      <text:list xml:id="list3871331322944947245" text:style-name="L32">
        <text:list-item>
          <text:p text:style-name="P35">Every 10 turns, or perhaps after defeating a boss/elite wave, the player is rewarded a significant permanent buff</text:p>
        </text:list-item>
      </text:list>
      <text:p text:style-name="P1">Rewards List</text:p>
      <text:list xml:id="list8629370888804886976" text:style-name="L49">
        <text:list-item>
          <text:p text:style-name="P53">Common Rewards</text:p>
          <text:list>
            <text:list-item>
              <text:p text:style-name="P53">Gain 5 gold</text:p>
            </text:list-item>
            <text:list-item>
              <text:p text:style-name="P53"><text:soft-page-break/>+2 max troop count</text:p>
            </text:list-item>
            <text:list-item>
              <text:p text:style-name="P53">all defenders recover 5 hp</text:p>
            </text:list-item>
            <text:list-item>
              <text:p text:style-name="P53">Gain a consumable</text:p>
            </text:list-item>
            <text:list-item>
              <text:p text:style-name="P53">Heal spaceship to full HP</text:p>
            </text:list-item>
            <text:list-item>
              <text:p text:style-name="P53">Increase spaceship deployment zone by 2</text:p>
            </text:list-item>
            <text:list-item>
              <text:p text:style-name="P53">Space ship gains +10 max hp</text:p>
            </text:list-item>
          </text:list>
        </text:list-item>
        <text:list-item>
          <text:p text:style-name="P53">Rare rewards</text:p>
          <text:list>
            <text:list-item>
              <text:p text:style-name="P53">Gain 10g</text:p>
            </text:list-item>
            <text:list-item>
              <text:p text:style-name="P53">All assault rifles are now 'Scoped'</text:p>
            </text:list-item>
            <text:list-item>
              <text:p text:style-name="P53">Improved “insert weapon name”: this weapon deals +1 damage</text:p>
            </text:list-item>
          </text:list>
        </text:list-item>
        <text:list-item>
          <text:p text:style-name="P53">Epic Rewards</text:p>
          <text:list>
            <text:list-item>
              <text:p text:style-name="P53">Gain 2 addiotional consumable slots. Fill your consumable bar with random consumables</text:p>
            </text:list-item>
            <text:list-item>
              <text:p text:style-name="P53">All humans gain +20 defense</text:p>
            </text:list-item>
            <text:list-item>
              <text:p text:style-name="P53">Heavy weapons can be fired without entrenchment</text:p>
            </text:list-item>
            <text:list-item>
              <text:p text:style-name="P53">All defenders gain 'true sight' and +10 aim</text:p>
            </text:list-item>
            <text:list-item>
              <text:p text:style-name="P53">Melee attacks never miss</text:p>
            </text:list-item>
            <text:list-item>
              <text:p text:style-name="P53">Landmines and barbed wire deal double damage</text:p>
            </text:list-item>
            <text:list-item>
              <text:p text:style-name="P53">Sandbags now provide full cover</text:p>
            </text:list-item>
            <text:list-item>
              <text:p text:style-name="P53">Reloading costs 0 AP</text:p>
            </text:list-item>
            <text:list-item>
              <text:p text:style-name="P53">Loot boxes spawn every turn</text:p>
            </text:list-item>
            <text:list-item>
              <text:p text:style-name="P53">loot boxes expire after 6 turns instead of 3</text:p>
            </text:list-item>
            <text:list-item>
              <text:p text:style-name="P53">double the chance of rare loot box spawns</text:p>
            </text:list-item>
            <text:list-item>
              <text:p text:style-name="P53">all defenders gain +1 energy and +1 max AP</text:p>
            </text:list-item>
            <text:list-item>
              <text:p text:style-name="P53">all defenders gain +2 mobility</text:p>
            </text:list-item>
            <text:list-item>
              <text:p text:style-name="P53">Dig in ability costs 0 AP and grants an additional +5 aim and defense</text:p>
            </text:list-item>
          </text:list>
        </text:list-item>
      </text:list>
      <text:p text:style-name="P3">Loot Box 'Choose 1 of 3' reward ideas</text:p>
      <text:list xml:id="list3265292221921196971" text:style-name="L33">
        <text:list-item>
          <text:p text:style-name="P36">Cache of Scopes (Apply 'Scoped' to every defender's weapon)</text:p>
        </text:list-item>
        <text:list-item>
          <text:p text:style-name="P36">Money Supplies: Gain +5g</text:p>
        </text:list-item>
        <text:list-item>
          <text:p text:style-name="P36"><text:soft-page-break/>Food Supplies: Increase your max troop count by 2.</text:p>
        </text:list-item>
        <text:list-item>
          <text:p text:style-name="P36">Medical Supplies: Restore 5hp to all friendly characters</text:p>
        </text:list-item>
      </text:list>
      <text:p text:style-name="P3"/>
      <text:p text:style-name="P2">Resources</text:p>
      <text:p text:style-name="P3">Resource Overview:</text:p>
      <text:list xml:id="list8107331770217687004" text:style-name="L34">
        <text:list-item>
          <text:p text:style-name="P37">There many types of resources that the player must obtain in order to recruit soldiers and build constructions</text:p>
        </text:list-item>
        <text:list-item>
          <text:p text:style-name="P37">Gold, Steel, Wood</text:p>
        </text:list-item>
        <text:list-item>
          <text:p text:style-name="P37">Gold is collected by mining 'Gold Nodes'</text:p>
          <text:list>
            <text:list-item>
              <text:p text:style-name="P37">The player also passives generates +10 gold each turn</text:p>
            </text:list-item>
          </text:list>
        </text:list-item>
      </text:list>
      <text:list xml:id="list6155596484021999828" text:style-name="L35">
        <text:list-item>
          <text:p text:style-name="P38">Steel is collected by mining steel nodes</text:p>
        </text:list-item>
        <text:list-item>
          <text:p text:style-name="P38">Wood is collected by chopping at trees.</text:p>
        </text:list-item>
      </text:list>
      <text:p text:style-name="P1"/>
      <text:p text:style-name="P2">Day / Night time Ideas</text:p>
      <text:list xml:id="list7992331605064391955" text:style-name="L36">
        <text:list-item>
          <text:p text:style-name="P39">Every 5 turns, the day cycles between day / night</text:p>
          <text:list>
            <text:list-item>
              <text:p text:style-name="P39">5 turns day time, 5 turns night time</text:p>
            </text:list-item>
          </text:list>
        </text:list-item>
      </text:list>
      <text:list xml:id="list5635635930022120779" text:style-name="L37">
        <text:list-item>
          <text:p text:style-name="P40">The game begins in day time</text:p>
        </text:list-item>
        <text:list-item>
          <text:p text:style-name="P40">Day time and night apply world wide effects to all characters</text:p>
        </text:list-item>
        <text:list-item>
          <text:p text:style-name="P40">Some characters may have traits/passives that make them stronger/weaker at particular times</text:p>
        </text:list-item>
        <text:list-item>
          <text:p text:style-name="P40">Night time ideas</text:p>
          <text:list>
            <text:list-item>
              <text:p text:style-name="P40">All characters suffer -10 aim</text:p>
            </text:list-item>
            <text:list-item>
              <text:p text:style-name="P40">Fog of war occurs</text:p>
            </text:list-item>
            <text:list-item>
              <text:p text:style-name="P40">tiles are hidden from the players views, allowing enemies to move and act without being seen</text:p>
              <text:list>
                <text:list-item>
                  <text:p text:style-name="P40">if a tile is further then 10 tiles away from a defender, that tile is hidden from view</text:p>
                </text:list-item>
              </text:list>
            </text:list-item>
          </text:list>
        </text:list-item>
      </text:list>
      <text:list xml:id="list2770688488355114852" text:style-name="L38">
        <text:list-item>
          <text:p text:style-name="P41">Day time ideas</text:p>
        </text:list-item>
        <text:list-item>
          <text:p text:style-name="P41">Abilties / passives related to day and night time</text:p>
          <text:list>
            <text:list-item>
              <text:p text:style-name="P41">Predator / Good vision</text:p>
              <text:list>
                <text:list-item>
                  <text:p text:style-name="P41">this character does not suffer an aim penalty at night time</text:p>
                </text:list-item>
              </text:list>
            </text:list-item>
          </text:list>
        </text:list-item>
      </text:list>
      <text:list xml:id="list4192089167331180017" text:style-name="L39">
        <text:list-item>
          <text:p text:style-name="P42"><text:soft-page-break/>Light sensitive</text:p>
          <text:list>
            <text:list-item>
              <text:p text:style-name="P42">During day time, this character has -1 mobility, -1 energy, -10 aim and -10 defense</text:p>
            </text:list-item>
          </text:list>
        </text:list-item>
      </text:list>
      <text:list xml:id="list2817540039273146450" text:style-name="L40">
        <text:list-item>
          <text:p text:style-name="P43">Natural camoflage</text:p>
          <text:list>
            <text:list-item>
              <text:p text:style-name="P43">this character has +20 defense at night time</text:p>
            </text:list-item>
          </text:list>
        </text:list-item>
      </text:list>
      <text:p text:style-name="P2">Scaling Difficulty Ideas + Related</text:p>
      <text:p text:style-name="P1">In the future, the player should start the game with only their warcaster. Until warcasters are implemented, player begins the game with 4 rifleman and 0 money</text:p>
      <text:list xml:id="list6876519046153319443" text:style-name="L41">
        <text:list-item>
          <text:p text:style-name="P44">Perhaps need a new script with AI logic to determine</text:p>
          <text:list>
            <text:list-item>
              <text:p text:style-name="P44">how may enemies to spawn</text:p>
            </text:list-item>
            <text:list-item>
              <text:p text:style-name="P44">which enemies to spawn</text:p>
            </text:list-item>
            <text:list-item>
              <text:p text:style-name="P44">when to spawn enemies</text:p>
            </text:list-item>
          </text:list>
        </text:list-item>
      </text:list>
      <text:p text:style-name="P1">Wave Difficulties</text:p>
      <text:list xml:id="list3774814495819783319" text:style-name="L42">
        <text:list-item>
          <text:p text:style-name="P45">Waves are organised by a wave difficulty rating</text:p>
        </text:list-item>
      </text:list>
      <text:p text:style-name="P1">Rigid / Fixed spawning system</text:p>
      <text:list xml:id="list3730136243955666806" text:style-name="L43">
        <text:list-item>
          <text:p text:style-name="P46">the wave difficulty scaling is predetermined and doesn't change no matter how strong/weak the player is</text:p>
        </text:list-item>
        <text:list-item>
          <text:p text:style-name="P46">Order could be like</text:p>
          <text:list>
            <text:list-item>
              <text:p text:style-name="P46">turns 1,3,6 : spawn level 1 wave</text:p>
            </text:list-item>
            <text:list-item>
              <text:p text:style-name="P46">turns 9, 12, 15 spawn level 2 wave</text:p>
            </text:list-item>
            <text:list-item>
              <text:p text:style-name="P46">turns 18, 21, 24 spawn level 3 wave</text:p>
            </text:list-item>
            <text:list-item>
              <text:p text:style-name="P46">and so on</text:p>
            </text:list-item>
          </text:list>
        </text:list-item>
      </text:list>
      <text:list xml:id="list1412459700514658784" text:style-name="L44">
        <text:list-item>
          <text:p text:style-name="P47">Every 3<text:span text:style-name="T1">rd</text:span> or 4<text:span text:style-name="T1">th</text:span> wave could be an elite wave: a wave that is x2 as difficult and can spawn unqiue enemies</text:p>
        </text:list-item>
      </text:list>
      <text:list xml:id="list3237145765152820681" text:style-name="L45">
        <text:list-item>
          <text:p text:style-name="P48">Format could be</text:p>
          <text:list>
            <text:list-item>
              <text:p text:style-name="P48">2x level 1 waves, then 1x level 1 elite wave</text:p>
            </text:list-item>
            <text:list-item>
              <text:p text:style-name="P48">2x level 2 waves, then 1x level 2 elite wave</text:p>
            </text:list-item>
            <text:list-item>
              <text:p text:style-name="P48">and so on</text:p>
            </text:list-item>
          </text:list>
        </text:list-item>
      </text:list>
      <text:p text:style-name="P1">Wave Level 1 Ideas</text:p>
      <text:list xml:id="list3115492218330188906" text:style-name="L46">
        <text:list-item>
          <text:p text:style-name="P49">5 random broodling enemies</text:p>
        </text:list-item>
        <text:list-item>
          <text:p text:style-name="P49"><text:soft-page-break/>2 random hive enemies</text:p>
        </text:list-item>
      </text:list>
      <text:p text:style-name="P1"/>
      <text:p text:style-name="P1">Wave Level 2 Ideas</text:p>
      <text:list xml:id="list7542924601738566444" text:style-name="L47">
        <text:list-item>
          <text:p text:style-name="P50">7 random broodling enemies</text:p>
        </text:list-item>
        <text:list-item>
          <text:p text:style-name="P50">3 random hive enemies</text:p>
        </text:list-item>
        <text:list-item>
          <text:p text:style-name="P50">2 random hive enemies, 2 random broodling enemies</text:p>
        </text:list-item>
        <text:list-item>
          <text:p text:style-name="P50">1 random hive enemy, 4 random broodling enemies</text:p>
        </text:list-item>
      </text:list>
      <text:p text:style-name="P1">Wave Level 3 ideas</text:p>
      <text:list xml:id="list9208380562976188413" text:style-name="L48">
        <text:list-item>
          <text:p text:style-name="P51">1 broodling Queen</text:p>
        </text:list-item>
        <text:list-item>
          <text:p text:style-name="P51">1 mucus artillery</text:p>
        </text:list-item>
        <text:list-item>
          <text:p text:style-name="P51">1 rake</text:p>
        </text:list-item>
      </text:list>
      <text:p text:style-name="P1"/>
      <text:p text:style-name="P1">Play test notes 4/10/19</text:p>
      <text:list xml:id="list415735597315912558" text:style-name="L50">
        <text:list-item>
          <text:p text:style-name="P54">hand grenade gets throw after cancelling order: check this bool is turned off correctly in ClearAllOrders</text:p>
        </text:list-item>
        <text:list-item>
          <text:p text:style-name="P54">loot boxes should spawn a little closer</text:p>
        </text:list-item>
        <text:list-item>
          <text:p text:style-name="P54">Hive gunner weapon range seems a bit too long and OP</text:p>
        </text:list-item>
        <text:list-item>
          <text:p text:style-name="P54">Defenders should be a bit cheaper</text:p>
        </text:list-item>
        <text:list-item>
          <text:p text:style-name="P54">overwatch attack worked on a character moving over a grass tile, fix</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0-04T23:44:09.34</dc:date>
    <dc:creator>will black</dc:creator>
    <meta:editing-duration>P11DT6H54M22S</meta:editing-duration>
    <meta:editing-cycles>247</meta:editing-cycles>
    <meta:generator>OpenOffice/4.1.6$Win32 OpenOffice.org_project/416m1$Build-9790</meta:generator>
    <meta:document-statistic meta:table-count="0" meta:image-count="0" meta:object-count="0" meta:page-count="15" meta:paragraph-count="371" meta:word-count="3026" meta:character-count="15570"/>
  </office:meta>
</office:document-meta>
</file>